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erif Condensed" svg:font-family="'DejaVu Serif Condensed'" style:font-family-generic="roman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База данных заказов\складского учета фотосалона</text:h>
      <text:p text:style-name="Text_20_body">Рассматривается фотосалон, предоставляющий услуги фотопечати, ретуширования, продажи и ремонта фотооборудования.</text:p>
      <text:p text:style-name="Text_20_body">Доступ к базе данных имеют такие сотрудники, как:</text:p>
      <text:list xml:id="list1694445427" text:style-name="L1">
        <text:list-item>
          <text:p text:style-name="P1">Администратор БД</text:p>
        </text:list-item>
        <text:list-item>
          <text:p text:style-name="P1">Директор салона</text:p>
        </text:list-item>
        <text:list-item>
          <text:p text:style-name="P1">Менеджеры</text:p>
        </text:list-item>
        <text:list-item>
          <text:p text:style-name="P1">Работники склада</text:p>
        </text:list-item>
      </text:list>
      <text:p text:style-name="Text_20_body">Администратор имеет доступ к просмотру\редактированию информации о сотрудниках, добавлению\удалению сотрудников. </text:p>
      <text:p text:style-name="Text_20_body">Для директора доступно редактирование информации о сотрудниках, информации о состоянии склада.</text:p>
      <text:p text:style-name="Text_20_body">Менеджеры могут редактировать информацию о заказах, просматривать информацию о состояниии склада.</text:p>
      <text:p text:style-name="Text_20_body">Работники склада имеют полный доступ к информации о складе и могут просматривать информацию о заказах.</text:p>
      <text:p text:style-name="Text_20_body"/>
      <text:p text:style-name="Text_20_body">В базе содержится такая информация о сотрудниках:</text:p>
      <text:list xml:id="list1481881327" text:style-name="L2">
        <text:list-item>
          <text:p text:style-name="P2">ФИО</text:p>
        </text:list-item>
        <text:list-item>
          <text:p text:style-name="P2">Занимаемая должность</text:p>
        </text:list-item>
        <text:list-item>
          <text:p text:style-name="P2">Идентификатор(номер договора)</text:p>
        </text:list-item>
        <text:list-item>
          <text:p text:style-name="P2">Логин для входа в систему</text:p>
        </text:list-item>
      </text:list>
      <text:p text:style-name="Text_20_body">О заказе предоставляется следующая информация:</text:p>
      <text:list xml:id="list999157293" text:style-name="L3">
        <text:list-item>
          <text:p text:style-name="P3">Номер</text:p>
        </text:list-item>
        <text:list-item>
          <text:p text:style-name="P3">Дата оформления</text:p>
        </text:list-item>
        <text:list-item>
          <text:p text:style-name="P3">Менеджер</text:p>
        </text:list-item>
        <text:list-item>
          <text:p text:style-name="P3">Заказчик</text:p>
        </text:list-item>
        <text:list-item>
          <text:p text:style-name="P3">Статус</text:p>
        </text:list-item>
        <text:list-item>
          <text:p text:style-name="P3">Тип услуги и необходимую информацию для предоставления</text:p>
        </text:list-item>
      </text:list>
      <text:p text:style-name="Text_20_body">Информация о заказчике включает в себя :</text:p>
      <text:list xml:id="list426646644" text:style-name="L4">
        <text:list-item>
          <text:p text:style-name="P4">Имя</text:p>
        </text:list-item>
        <text:list-item>
          <text:p text:style-name="P4">Контактные данные(т. + эл. Почта)</text:p>
        </text:list-item>
      </text:list>
      <text:p text:style-name="Text_20_body"/>
      <text:p text:style-name="Text_20_body"/>
      <text:p text:style-name="Text_20_body"/>
      <text:p text:style-name="Text_20_body"><text:soft-page-break/>О текущем состоянии склада можно узнать:</text:p>
      <text:list xml:id="list2031442007" text:style-name="L5">
        <text:list-item>
          <text:p text:style-name="P5">Наличие товаров определенного типа и наименования</text:p>
        </text:list-item>
        <text:list-item>
          <text:p text:style-name="P5">Спрос на товар определенной номенклатуры</text:p>
        </text:list-item>
      </text:list>
      <text:p text:style-name="Text_20_body">Последовательность действий при поступлении заказа:</text:p>
      <text:list xml:id="list139370876" text:style-name="L6">
        <text:list-item>
          <text:p text:style-name="P6">В зависимости от состава заказа менеджер определяет стоимость покупки, диагностики или оказания других услуг, удостоверивается в наличии необходимых товаров на складе</text:p>
        </text:list-item>
        <text:list-item>
          <text:p text:style-name="P6">Менеджер вносит информацию о заказе в базу данных, если оказывается услуга по ремонту или заказ принят дистанционно вносятся контактные данные заказчика</text:p>
        </text:list-item>
        <text:list-item>
          <text:p text:style-name="P6">Передается запрос на склад</text:p>
        </text:list-item>
        <text:list-item>
          <text:p text:style-name="P6">По запросу выдается товар</text:p>
        </text:list-item>
        <text:list-item>
          <text:p text:style-name="P6">Собственно оказание услуги</text:p>
        </text:list-item>
        <text:list-item>
          <text:p text:style-name="P6">Выдача подтверждения оказания услуги</text:p>
        </text:list-item>
      </text:list>
      <text:p text:style-name="Text_20_body">Отчеты на регулярной основе:</text:p>
      <text:list xml:id="list1240218280" text:style-name="L7">
        <text:list-item>
          <text:p text:style-name="P7">Формирование\проверка отчетов о состоянии склада, спросе на услуги, выручке, расходах.</text:p>
        </text:list-item>
        <text:list-item>
          <text:p text:style-name="P7">Формирование запросов на пополнение склад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DejaVu Serif Condensed" svg:font-family="'DejaVu Serif Condensed'" style:font-family-generic="roman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 Condensed" fo:font-size="12pt" fo:language="en" fo:country="US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6pt" style:font-name-asian="DejaVu Sans Light" style:font-size-asian="14pt" style:font-name-complex="DejaVu Sans Ligh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5T00:17:46</meta:creation-date>
    <dc:date>2012-02-25T12:24:29</dc:date>
    <meta:editing-duration>PT1H56M34S</meta:editing-duration>
    <meta:editing-cycles>11</meta:editing-cycles>
    <meta:generator>LibreOffice/3.4$Linux LibreOffice_project/340m1$Build-502</meta:generator>
    <meta:document-statistic meta:table-count="0" meta:image-count="0" meta:object-count="0" meta:page-count="2" meta:paragraph-count="39" meta:word-count="249" meta:character-count="1813" meta:non-whitespace-character-count="1628"/>
  </office:meta>
</office:document-meta>
</file>